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co1" style:family="table-column">
      <style:table-column-properties fo:break-before="auto" style:column-width="1.241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28in"/>
    </style:style>
    <style:style style:name="co4" style:family="table-column">
      <style:table-column-properties fo:break-before="auto" style:column-width="1.1717in"/>
    </style:style>
    <style:style style:name="co5" style:family="table-column">
      <style:table-column-properties fo:break-before="auto" style:column-width="1.7717in"/>
    </style:style>
    <style:style style:name="co6" style:family="table-column">
      <style:table-column-properties fo:break-before="auto" style:column-width="1.6465in"/>
    </style:style>
    <style:style style:name="co7" style:family="table-column">
      <style:table-column-properties fo:break-before="auto" style:column-width="1.1402in"/>
    </style:style>
    <style:style style:name="co8" style:family="table-column">
      <style:table-column-properties fo:break-before="auto" style:column-width="1.4429in"/>
    </style:style>
    <style:style style:name="co9" style:family="table-column">
      <style:table-column-properties fo:break-before="auto" style:column-width="1.305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Each100Iter" table:style-name="ta1">
        <table:shapes>
          <draw:frame draw:z-index="0" draw:style-name="gr1" draw:text-style-name="P1" svg:width="6.3035in" svg:height="3.5421in" svg:x="10.4236in" svg:y="4.3488in">
            <draw:object draw:notify-on-update-of-ranges="Each100Iter.A4:Each100Iter.A10 Each100Iter.D2:Each100Iter.D3 Each100Iter.D4:Each100Iter.D1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37in" svg:height="3.5417in" svg:x="10.189in" svg:y="0in">
            <draw:object draw:notify-on-update-of-ranges="Each100Iter.A4:Each100Iter.A10 Each100Iter.F2:Each100Iter.F3 Each100Iter.F4:Each100Iter.F1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3075in" svg:height="3.5417in" svg:x="0.6654in" svg:y="3.2409in">
            <draw:object draw:notify-on-update-of-ranges="Each100Iter.A4:Each100Iter.A10 Each100Iter.G2:Each100Iter.G3 Each100Iter.G4:Each100Iter.G1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37in" svg:height="3.5354in" svg:x="5.2819in" svg:y="1.5543in">
            <draw:object draw:notify-on-update-of-ranges="Each100Iter.A4:Each100Iter.A10 Each100Iter.B2:Each100Iter.B3 Each100Iter.B4:Each100Iter.B10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4" draw:style-name="gr1" draw:text-style-name="P1" svg:width="6.2988in" svg:height="3.5429in" svg:x="2.8094in" svg:y="2.0465in">
            <draw:object draw:notify-on-update-of-ranges="Each100Iter.A4:Each100Iter.A10 Each100Iter.C2:Each100Iter.C3 Each100Iter.C4:Each100Iter.C10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Algorithms</text:p>
          </table:table-cell>
          <table:table-cell table:style-name="ce1" office:value-type="string" calcext:value-type="string">
            <text:p>Time (mins)</text:p>
          </table:table-cell>
          <table:table-cell table:style-name="ce1" office:value-type="string" calcext:value-type="string">
            <text:p>Distance (metres)</text:p>
          </table:table-cell>
          <table:table-cell table:style-name="ce1" office:value-type="string" calcext:value-type="string">
            <text:p>Mean CPU time (ms)</text:p>
          </table:table-cell>
          <table:table-cell table:style-name="ce1"/>
          <table:table-cell table:style-name="ce1" office:value-type="string" calcext:value-type="string">
            <text:p>Mean Memory Usage (MB)</text:p>
          </table:table-cell>
          <table:table-cell table:style-name="ce1" office:value-type="string" calcext:value-type="string">
            <text:p>HTTP Requests/Min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 office:value-type="string" calcext:value-type="string">
            <text:p>Astar</text:p>
          </table:table-cell>
          <table:table-cell office:value-type="float" office:value="419" calcext:value-type="float">
            <text:p>419</text:p>
          </table:table-cell>
          <table:table-cell table:style-name="ce2" office:value-type="float" office:value="327025.939" calcext:value-type="float">
            <text:p>327025.93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527" calcext:value-type="float">
            <text:p>1527</text:p>
          </table:table-cell>
        </table:table-row>
        <table:table-row table:style-name="ro2">
          <table:table-cell office:value-type="string" calcext:value-type="string">
            <text:p>Dijkstra</text:p>
          </table:table-cell>
          <table:table-cell office:value-type="float" office:value="419" calcext:value-type="float">
            <text:p>419</text:p>
          </table:table-cell>
          <table:table-cell table:style-name="ce2" office:value-type="float" office:value="327025.939" calcext:value-type="float">
            <text:p>327025.93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092" calcext:value-type="float">
            <text:p>3092</text:p>
          </table:table-cell>
        </table:table-row>
        <table:table-row table:style-name="ro2">
          <table:table-cell office:value-type="string" calcext:value-type="string">
            <text:p>Bidirectional</text:p>
          </table:table-cell>
          <table:table-cell office:value-type="float" office:value="419" calcext:value-type="float">
            <text:p>419</text:p>
          </table:table-cell>
          <table:table-cell table:style-name="ce2" office:value-type="float" office:value="327025.939" calcext:value-type="float">
            <text:p>327025.93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982" calcext:value-type="float">
            <text:p>1982</text:p>
          </table:table-cell>
        </table:table-row>
        <table:table-row table:style-name="ro2">
          <table:table-cell office:value-type="string" calcext:value-type="string">
            <text:p>Non-Bidirectional</text:p>
          </table:table-cell>
          <table:table-cell office:value-type="float" office:value="419" calcext:value-type="float">
            <text:p>419</text:p>
          </table:table-cell>
          <table:table-cell table:style-name="ce2" office:value-type="float" office:value="327025.939" calcext:value-type="float">
            <text:p>327025.93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297" calcext:value-type="float">
            <text:p>3297</text:p>
          </table:table-cell>
        </table:table-row>
        <table:table-row table:style-name="ro2">
          <table:table-cell office:value-type="string" calcext:value-type="string">
            <text:p>Pool of Two</text:p>
          </table:table-cell>
          <table:table-cell office:value-type="float" office:value="419" calcext:value-type="float">
            <text:p>419</text:p>
          </table:table-cell>
          <table:table-cell table:style-name="ce2" office:value-type="float" office:value="327025.939" calcext:value-type="float">
            <text:p>327025.93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2499" calcext:value-type="float">
            <text:p>2499</text:p>
          </table:table-cell>
        </table:table-row>
        <table:table-row table:style-name="ro2">
          <table:table-cell office:value-type="string" calcext:value-type="string">
            <text:p>Pool of Three</text:p>
          </table:table-cell>
          <table:table-cell office:value-type="float" office:value="419" calcext:value-type="float">
            <text:p>419</text:p>
          </table:table-cell>
          <table:table-cell table:style-name="ce2" office:value-type="float" office:value="327025.939" calcext:value-type="float">
            <text:p>327025.93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3907" calcext:value-type="float">
            <text:p>3907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float" office:value="419" calcext:value-type="float">
            <text:p>419</text:p>
          </table:table-cell>
          <table:table-cell table:style-name="ce2" office:value-type="float" office:value="327025.939" calcext:value-type="float">
            <text:p>327025.93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943" calcext:value-type="float">
            <text:p>2943</text:p>
          </table:table-cell>
        </table:table-row>
        <table:table-row table:style-name="ro1" table:number-rows-repeated="41">
          <table:table-cell table:number-columns-repeated="7"/>
        </table:table-row>
        <table:table-row table:style-name="ro1">
          <table:table-cell table:style-name="ce1" office:value-type="string" calcext:value-type="string">
            <text:p>Algorithms</text:p>
          </table:table-cell>
          <table:table-cell table:number-columns-repeated="2"/>
          <table:table-cell table:style-name="ce1" office:value-type="string" calcext:value-type="string">
            <text:p>Mean CPU time (ms)</text:p>
          </table:table-cell>
          <table:table-cell table:style-name="ce1"/>
          <table:table-cell table:style-name="ce1" office:value-type="string" calcext:value-type="string">
            <text:p>Mean Memory Usage (MB)</text:p>
          </table:table-cell>
          <table:table-cell table:style-name="ce1" office:value-type="string" calcext:value-type="string">
            <text:p>Max Memory Usage(MB)</text:p>
          </table:table-cell>
        </table:table-row>
      </table:table>
      <table:table table:name="100IterAll" table:style-name="ta1">
        <table:shapes>
          <draw:frame draw:z-index="0" draw:style-name="gr1" draw:text-style-name="P1" svg:width="6.2917in" svg:height="3.5421in" svg:x="10.6528in" svg:y="0.4512in">
            <draw:object draw:notify-on-update-of-ranges="100IterAll.A3:100IterAll.A4 100IterAll.A5:100IterAll.A11 100IterAll.D3:100IterAll.D4 100IterAll.D5:100IterAll.D1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6.2913in" svg:height="3.5421in" svg:x="7.5835in" svg:y="4.1846in">
            <draw:object draw:notify-on-update-of-ranges="100IterAll.A3:100IterAll.A4 100IterAll.A5:100IterAll.A11 100IterAll.F3:100IterAll.F4 100IterAll.F5:100IterAll.F1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6.2917in" svg:height="3.5421in" svg:x="0.0138in" svg:y="2.4618in">
            <draw:object draw:notify-on-update-of-ranges="100IterAll.A3:100IterAll.A4 100IterAll.A5:100IterAll.A11 100IterAll.G3:100IterAll.G4 100IterAll.G5:100IterAll.G11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6.2917in" svg:height="3.5417in" svg:x="3.0417in" svg:y="3.8429in">
            <draw:object draw:notify-on-update-of-ranges="100IterAll.A3:100IterAll.A4 100IterAll.A5:100IterAll.A11 100IterAll.B3:100IterAll.B4 100IterAll.B5:100IterAll.B11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4" draw:style-name="gr1" draw:text-style-name="P1" svg:width="6.2988in" svg:height="3.5429in" svg:x="3.9299in" svg:y="1.3244in">
            <draw:object draw:notify-on-update-of-ranges="100IterAll.A3:100IterAll.A4 100IterAll.A5:100IterAll.A11 100IterAll.C3:100IterAll.C4 100IterAll.C5:100IterAll.C11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7" table:default-cell-style-name="Default"/>
        <table:table-column table:style-name="co2" table:number-columns-repeated="4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11" table:default-cell-style-name="Default"/>
        <table:table-row table:style-name="ro1" table:number-rows-repeated="2">
          <table:table-cell table:number-columns-repeated="18"/>
        </table:table-row>
        <table:table-row table:style-name="ro1">
          <table:table-cell table:style-name="ce1" office:value-type="string" calcext:value-type="string">
            <text:p>Algorithms</text:p>
          </table:table-cell>
          <table:table-cell table:style-name="ce1" office:value-type="string" calcext:value-type="string">
            <text:p>Time (mins)</text:p>
          </table:table-cell>
          <table:table-cell table:style-name="ce1" office:value-type="string" calcext:value-type="string">
            <text:p>Distance (metres)</text:p>
          </table:table-cell>
          <table:table-cell table:style-name="ce1" office:value-type="string" calcext:value-type="string">
            <text:p>Mean CPU time (ms)</text:p>
          </table:table-cell>
          <table:table-cell table:style-name="ce1"/>
          <table:table-cell table:style-name="ce1" office:value-type="string" calcext:value-type="string">
            <text:p>Mean Memory Usage (MB)</text:p>
          </table:table-cell>
          <table:table-cell table:style-name="ce1" office:value-type="string" calcext:value-type="string">
            <text:p>HTTP Requests/Min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2">
          <table:table-cell office:value-type="string" calcext:value-type="string">
            <text:p>Astar</text:p>
          </table:table-cell>
          <table:table-cell office:value-type="float" office:value="419" calcext:value-type="float">
            <text:p>419</text:p>
          </table:table-cell>
          <table:table-cell table:style-name="ce2" office:value-type="float" office:value="327025.939" calcext:value-type="float">
            <text:p>327025.93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3087" calcext:value-type="float">
            <text:p>308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ijkstra</text:p>
          </table:table-cell>
          <table:table-cell office:value-type="float" office:value="419" calcext:value-type="float">
            <text:p>419</text:p>
          </table:table-cell>
          <table:table-cell table:style-name="ce2" office:value-type="float" office:value="327025.939" calcext:value-type="float">
            <text:p>327025.93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609" calcext:value-type="float">
            <text:p>60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idirectional</text:p>
          </table:table-cell>
          <table:table-cell office:value-type="float" office:value="419" calcext:value-type="float">
            <text:p>419</text:p>
          </table:table-cell>
          <table:table-cell table:style-name="ce2" office:value-type="float" office:value="327025.939" calcext:value-type="float">
            <text:p>327025.93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3251" calcext:value-type="float">
            <text:p>325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on-Bidirectional</text:p>
          </table:table-cell>
          <table:table-cell office:value-type="float" office:value="419" calcext:value-type="float">
            <text:p>419</text:p>
          </table:table-cell>
          <table:table-cell table:style-name="ce2" office:value-type="float" office:value="327025.939" calcext:value-type="float">
            <text:p>327025.93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572" calcext:value-type="float">
            <text:p>157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ool of Two</text:p>
          </table:table-cell>
          <table:table-cell office:value-type="float" office:value="419" calcext:value-type="float">
            <text:p>419</text:p>
          </table:table-cell>
          <table:table-cell table:style-name="ce2" office:value-type="float" office:value="327025.939" calcext:value-type="float">
            <text:p>327025.93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995" calcext:value-type="float">
            <text:p>199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ool of Three</text:p>
          </table:table-cell>
          <table:table-cell office:value-type="float" office:value="419" calcext:value-type="float">
            <text:p>419</text:p>
          </table:table-cell>
          <table:table-cell table:style-name="ce2" office:value-type="float" office:value="327025.939" calcext:value-type="float">
            <text:p>327025.93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4" calcext:value-type="float">
            <text:p>65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ALL</text:p>
          </table:table-cell>
          <table:table-cell office:value-type="float" office:value="419" calcext:value-type="float">
            <text:p>419</text:p>
          </table:table-cell>
          <table:table-cell table:style-name="ce2" office:value-type="float" office:value="327025.939" calcext:value-type="float">
            <text:p>327025.93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509" calcext:value-type="float">
            <text:p>3509</text:p>
          </table:table-cell>
          <table:table-cell table:number-columns-repeated="11"/>
        </table:table-row>
        <table:table-row table:style-name="ro1" table:number-rows-repeated="17">
          <table:table-cell table:number-columns-repeated="18"/>
        </table:table-row>
        <table:table-row table:style-name="ro1">
          <table:table-cell table:number-columns-repeated="17"/>
          <table:table-cell office:value-type="float" office:value="572" calcext:value-type="float">
            <text:p>5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complex="Gargi-1.2b" style:font-family-complex="Gargi-1.2b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3">00/00/0000</text:date>, <text:time style:data-style-name="N2" text:time-value="21:08:37.8603561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vek Nallur</meta:initial-creator>
    <meta:creation-date>2015-02-12T18:54:49.085308164</meta:creation-date>
    <dc:date>2015-02-23T21:11:33.215658629</dc:date>
    <meta:editing-duration>PT1H14M36S</meta:editing-duration>
    <meta:editing-cycles>9</meta:editing-cycles>
    <meta:generator>LibreOffice/4.2.7.2$Linux_x86 LibreOffice_project/420m0$Build-2</meta:generator>
    <meta:document-statistic meta:table-count="2" meta:cell-count="101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2cm" svg:height="8.998cm" xlink:href=".." xlink:type="simple" chart:class="chart:bar" chart:style-name="ch1">
        <chart:legend chart:legend-position="end" svg:x="11.923cm" svg:y="4.2cm" style:legend-expansion="high" chart:style-name="ch2"/>
        <chart:plot-area chart:style-name="ch3" table:cell-range-address="Each100Iter.A4:Each100Iter.A10 Each100Iter.D2:Each100Iter.D10" chart:data-source-has-labels="both" svg:x="0.32cm" svg:y="0.179cm" svg:width="11.283cm" svg:height="8.64cm">
          <chartooo:coordinate-region svg:x="3.164cm" svg:y="0.179cm" svg:width="8.252cm" svg:height="7.993cm"/>
          <chart:axis chart:dimension="x" chart:name="primary-x" chart:style-name="ch4" chartooo:axis-type="auto">
            <chartooo:date-scale/>
            <chart:categories table:cell-range-address="Each100Iter.A4:Each100Iter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ach100Iter.D4:Each100Iter.D10" chart:label-cell-address="Each100Iter.D2:Each100Iter.D3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 CPU time (ms)</text:p>
                <text:list>
                  <text:list-item>
                    <text:p>Mean CPU time (ms)</text:p>
                  </text:list-item>
                  <text:list-item>
                    <text:p/>
                  </text:list-item>
                </text:list>
                <draw:g>
                  <svg:desc>Each100Iter.D2:Each100Iter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star</text:p>
                <draw:g>
                  <svg:desc>Each100Iter.A4:Each100Iter.A10</svg:desc>
                </draw:g>
              </table:table-cell>
              <table:table-cell office:value-type="float" office:value="10">
                <text:p>10</text:p>
                <draw:g>
                  <svg:desc>Each100Iter.D4:Each100Iter.D10</svg:desc>
                </draw:g>
              </table:table-cell>
            </table:table-row>
            <table:table-row>
              <table:table-cell office:value-type="string">
                <text:p>Dijkstra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Bidirectional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Non-Bidirectional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ool of Two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ool of Thre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ALL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413cm" svg:y="4.201cm" style:legend-expansion="high" chart:style-name="ch2"/>
        <chart:plot-area chart:style-name="ch3" table:cell-range-address="Each100Iter.A4:Each100Iter.A10 Each100Iter.C2:Each100Iter.C10" chart:data-source-has-labels="both" svg:x="0.32cm" svg:y="0.18cm" svg:width="11.774cm" svg:height="8.64cm">
          <chartooo:coordinate-region svg:x="3.164cm" svg:y="0.18cm" svg:width="8.373cm" svg:height="7.993cm"/>
          <chart:axis chart:dimension="x" chart:name="primary-x" chart:style-name="ch4" chartooo:axis-type="auto">
            <chartooo:date-scale/>
            <chart:categories table:cell-range-address="Each100Iter.A4:Each100Iter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ach100Iter.C4:Each100Iter.C10" chart:label-cell-address="Each100Iter.C2:Each100Iter.C3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tance (metres)</text:p>
                <text:list>
                  <text:list-item>
                    <text:p>Distance (metres)</text:p>
                  </text:list-item>
                  <text:list-item>
                    <text:p/>
                  </text:list-item>
                </text:list>
                <draw:g>
                  <svg:desc>Each100Iter.C2:Each100Iter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star</text:p>
                <draw:g>
                  <svg:desc>Each100Iter.A4:Each100Iter.A10</svg:desc>
                </draw:g>
              </table:table-cell>
              <table:table-cell office:value-type="float" office:value="327025.939">
                <text:p>327025.939</text:p>
                <draw:g>
                  <svg:desc>Each100Iter.C4:Each100Iter.C10</svg:desc>
                </draw:g>
              </table:table-cell>
            </table:table-row>
            <table:table-row>
              <table:table-cell office:value-type="string">
                <text:p>Dijkstra</text:p>
              </table:table-cell>
              <table:table-cell office:value-type="float" office:value="327025.939">
                <text:p>327025.939</text:p>
              </table:table-cell>
            </table:table-row>
            <table:table-row>
              <table:table-cell office:value-type="string">
                <text:p>Bidirectional</text:p>
              </table:table-cell>
              <table:table-cell office:value-type="float" office:value="327025.939">
                <text:p>327025.939</text:p>
              </table:table-cell>
            </table:table-row>
            <table:table-row>
              <table:table-cell office:value-type="string">
                <text:p>Non-Bidirectional</text:p>
              </table:table-cell>
              <table:table-cell office:value-type="float" office:value="327025.939">
                <text:p>327025.939</text:p>
              </table:table-cell>
            </table:table-row>
            <table:table-row>
              <table:table-cell office:value-type="string">
                <text:p>Pool of Two</text:p>
              </table:table-cell>
              <table:table-cell office:value-type="float" office:value="327025.939">
                <text:p>327025.939</text:p>
              </table:table-cell>
            </table:table-row>
            <table:table-row>
              <table:table-cell office:value-type="string">
                <text:p>Pool of Three</text:p>
              </table:table-cell>
              <table:table-cell office:value-type="float" office:value="327025.939">
                <text:p>327025.939</text:p>
              </table:table-cell>
            </table:table-row>
            <table:table-row>
              <table:table-cell office:value-type="string">
                <text:p>ALL</text:p>
              </table:table-cell>
              <table:table-cell office:value-type="float" office:value="327025.939">
                <text:p>327025.93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7cm" svg:height="8.997cm" xlink:href=".." xlink:type="simple" chart:class="chart:bar" chart:style-name="ch1">
        <chart:legend chart:legend-position="end" svg:x="10.999cm" svg:y="4.199cm" style:legend-expansion="high" chart:style-name="ch2"/>
        <chart:plot-area chart:style-name="ch3" table:cell-range-address="Each100Iter.A4:Each100Iter.A10 Each100Iter.F2:Each100Iter.F10" chart:data-source-has-labels="both" svg:x="0.319cm" svg:y="0.179cm" svg:width="10.361cm" svg:height="8.639cm">
          <chartooo:coordinate-region svg:x="3.163cm" svg:y="0.179cm" svg:width="7.33cm" svg:height="7.992cm"/>
          <chart:axis chart:dimension="x" chart:name="primary-x" chart:style-name="ch4" chartooo:axis-type="auto">
            <chartooo:date-scale/>
            <chart:categories table:cell-range-address="Each100Iter.A4:Each100Iter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ach100Iter.F4:Each100Iter.F10" chart:label-cell-address="Each100Iter.F2:Each100Iter.F3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 Memory Usage (MB)</text:p>
                <text:list>
                  <text:list-item>
                    <text:p>Mean Memory Usage (MB)</text:p>
                  </text:list-item>
                  <text:list-item>
                    <text:p/>
                  </text:list-item>
                </text:list>
                <draw:g>
                  <svg:desc>Each100Iter.F2:Each100Iter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star</text:p>
                <draw:g>
                  <svg:desc>Each100Iter.A4:Each100Iter.A10</svg:desc>
                </draw:g>
              </table:table-cell>
              <table:table-cell office:value-type="float" office:value="49">
                <text:p>49</text:p>
                <draw:g>
                  <svg:desc>Each100Iter.F4:Each100Iter.F10</svg:desc>
                </draw:g>
              </table:table-cell>
            </table:table-row>
            <table:table-row>
              <table:table-cell office:value-type="string">
                <text:p>Dijkstra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Bidirectional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Non-Bidirectional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Pool of Two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Pool of Three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ALL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2cm" svg:height="8.997cm" xlink:href=".." xlink:type="simple" chart:class="chart:bar" chart:style-name="ch1">
        <chart:legend chart:legend-position="end" svg:x="12.066cm" svg:y="4.199cm" style:legend-expansion="high" chart:style-name="ch2"/>
        <chart:plot-area chart:style-name="ch3" table:cell-range-address="Each100Iter.A4:Each100Iter.A10 Each100Iter.G2:Each100Iter.G10" chart:data-source-has-labels="both" svg:x="0.32cm" svg:y="0.179cm" svg:width="11.426cm" svg:height="8.639cm">
          <chartooo:coordinate-region svg:x="3.164cm" svg:y="0.179cm" svg:width="8.21cm" svg:height="7.992cm"/>
          <chart:axis chart:dimension="x" chart:name="primary-x" chart:style-name="ch4" chartooo:axis-type="auto">
            <chartooo:date-scale/>
            <chart:categories table:cell-range-address="Each100Iter.A4:Each100Iter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ach100Iter.G4:Each100Iter.G10" chart:label-cell-address="Each100Iter.G2:Each100Iter.G3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TTP Requests/Min</text:p>
                <text:list>
                  <text:list-item>
                    <text:p>HTTP Requests/Min</text:p>
                  </text:list-item>
                  <text:list-item>
                    <text:p/>
                  </text:list-item>
                </text:list>
                <draw:g>
                  <svg:desc>Each100Iter.G2:Each100Iter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star</text:p>
                <draw:g>
                  <svg:desc>Each100Iter.A4:Each100Iter.A10</svg:desc>
                </draw:g>
              </table:table-cell>
              <table:table-cell office:value-type="float" office:value="1527">
                <text:p>1527</text:p>
                <draw:g>
                  <svg:desc>Each100Iter.G4:Each100Iter.G10</svg:desc>
                </draw:g>
              </table:table-cell>
            </table:table-row>
            <table:table-row>
              <table:table-cell office:value-type="string">
                <text:p>Dijkstra</text:p>
              </table:table-cell>
              <table:table-cell office:value-type="float" office:value="3092">
                <text:p>3092</text:p>
              </table:table-cell>
            </table:table-row>
            <table:table-row>
              <table:table-cell office:value-type="string">
                <text:p>Bidirectional</text:p>
              </table:table-cell>
              <table:table-cell office:value-type="float" office:value="1982">
                <text:p>1982</text:p>
              </table:table-cell>
            </table:table-row>
            <table:table-row>
              <table:table-cell office:value-type="string">
                <text:p>Non-Bidirectional</text:p>
              </table:table-cell>
              <table:table-cell office:value-type="float" office:value="3297">
                <text:p>3297</text:p>
              </table:table-cell>
            </table:table-row>
            <table:table-row>
              <table:table-cell office:value-type="string">
                <text:p>Pool of Two</text:p>
              </table:table-cell>
              <table:table-cell office:value-type="float" office:value="2499">
                <text:p>2499</text:p>
              </table:table-cell>
            </table:table-row>
            <table:table-row>
              <table:table-cell office:value-type="string">
                <text:p>Pool of Three</text:p>
              </table:table-cell>
              <table:table-cell office:value-type="float" office:value="3907">
                <text:p>3907</text:p>
              </table:table-cell>
            </table:table-row>
            <table:table-row>
              <table:table-cell office:value-type="string">
                <text:p>ALL</text:p>
              </table:table-cell>
              <table:table-cell office:value-type="float" office:value="2943">
                <text:p>294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2cm" svg:height="8.998cm" xlink:href=".." xlink:type="simple" chart:class="chart:bar" chart:style-name="ch1">
        <chart:legend chart:legend-position="end" svg:x="11.893cm" svg:y="4.2cm" style:legend-expansion="high" chart:style-name="ch2"/>
        <chart:plot-area chart:style-name="ch3" table:cell-range-address="100IterAll.A3:100IterAll.A11 100IterAll.D3:100IterAll.D11" chart:data-source-has-labels="both" svg:x="0.211cm" svg:y="0.179cm" svg:width="11.261cm" svg:height="8.638cm">
          <chartooo:coordinate-region svg:x="3.055cm" svg:y="0.179cm" svg:width="8.086cm" svg:height="7.991cm"/>
          <chart:axis chart:dimension="x" chart:name="primary-x" chart:style-name="ch4" chartooo:axis-type="auto">
            <chartooo:date-scale/>
            <chart:categories table:cell-range-address="100IterAll.A5:100IterAll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100IterAll.D5:100IterAll.D11" chart:label-cell-address="100IterAll.D3:100IterAll.D4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 CPU time (ms)</text:p>
                <text:list>
                  <text:list-item>
                    <text:p>Mean CPU time (ms)</text:p>
                  </text:list-item>
                  <text:list-item>
                    <text:p/>
                  </text:list-item>
                </text:list>
                <draw:g>
                  <svg:desc>100IterAll.D3:100IterAll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star</text:p>
                <draw:g>
                  <svg:desc>100IterAll.A5:100IterAll.A11</svg:desc>
                </draw:g>
              </table:table-cell>
              <table:table-cell office:value-type="float" office:value="10">
                <text:p>10</text:p>
                <draw:g>
                  <svg:desc>100IterAll.D5:100IterAll.D11</svg:desc>
                </draw:g>
              </table:table-cell>
            </table:table-row>
            <table:table-row>
              <table:table-cell office:value-type="string">
                <text:p>Dijkstra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Bidirectional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on-Bidirectional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ool of Two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ool of Thre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ALL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1cm" svg:height="8.998cm" xlink:href=".." xlink:type="simple" chart:class="chart:bar" chart:style-name="ch1">
        <chart:legend chart:legend-position="end" svg:x="10.993cm" svg:y="4.2cm" style:legend-expansion="high" chart:style-name="ch2"/>
        <chart:plot-area chart:style-name="ch3" table:cell-range-address="100IterAll.A3:100IterAll.A11 100IterAll.F3:100IterAll.F11" chart:data-source-has-labels="both" svg:x="0.319cm" svg:y="0.179cm" svg:width="10.355cm" svg:height="8.64cm">
          <chartooo:coordinate-region svg:x="3.163cm" svg:y="0.179cm" svg:width="7.324cm" svg:height="7.993cm"/>
          <chart:axis chart:dimension="x" chart:name="primary-x" chart:style-name="ch4" chartooo:axis-type="auto">
            <chartooo:date-scale/>
            <chart:categories table:cell-range-address="100IterAll.A5:100IterAll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100IterAll.F5:100IterAll.F11" chart:label-cell-address="100IterAll.F3:100IterAll.F4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 Memory Usage (MB)</text:p>
                <text:list>
                  <text:list-item>
                    <text:p>Mean Memory Usage (MB)</text:p>
                  </text:list-item>
                  <text:list-item>
                    <text:p/>
                  </text:list-item>
                </text:list>
                <draw:g>
                  <svg:desc>100IterAll.F3:100IterAll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star</text:p>
                <draw:g>
                  <svg:desc>100IterAll.A5:100IterAll.A11</svg:desc>
                </draw:g>
              </table:table-cell>
              <table:table-cell office:value-type="float" office:value="52">
                <text:p>52</text:p>
                <draw:g>
                  <svg:desc>100IterAll.F5:100IterAll.F11</svg:desc>
                </draw:g>
              </table:table-cell>
            </table:table-row>
            <table:table-row>
              <table:table-cell office:value-type="string">
                <text:p>Dijkstra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Bidirectional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Non-Bidirectional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Pool of Two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Pool of Three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ALL</text:p>
              </table:table-cell>
              <table:table-cell office:value-type="float" office:value="41">
                <text:p>4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2cm" svg:height="8.998cm" xlink:href=".." xlink:type="simple" chart:class="chart:bar" chart:style-name="ch1">
        <chart:legend chart:legend-position="end" svg:x="12.026cm" svg:y="4.2cm" style:legend-expansion="high" chart:style-name="ch2"/>
        <chart:plot-area chart:style-name="ch3" table:cell-range-address="100IterAll.A3:100IterAll.A11 100IterAll.G3:100IterAll.G11" chart:data-source-has-labels="both" svg:x="0.319cm" svg:y="0.179cm" svg:width="11.388cm" svg:height="8.64cm">
          <chartooo:coordinate-region svg:x="3.163cm" svg:y="0.179cm" svg:width="8.172cm" svg:height="7.993cm"/>
          <chart:axis chart:dimension="x" chart:name="primary-x" chart:style-name="ch4" chartooo:axis-type="auto">
            <chartooo:date-scale/>
            <chart:categories table:cell-range-address="100IterAll.A5:100IterAll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100IterAll.G5:100IterAll.G11" chart:label-cell-address="100IterAll.G3:100IterAll.G4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TTP Requests/Min</text:p>
                <text:list>
                  <text:list-item>
                    <text:p>HTTP Requests/Min</text:p>
                  </text:list-item>
                  <text:list-item>
                    <text:p/>
                  </text:list-item>
                </text:list>
                <draw:g>
                  <svg:desc>100IterAll.G3:100IterAll.G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star</text:p>
                <draw:g>
                  <svg:desc>100IterAll.A5:100IterAll.A11</svg:desc>
                </draw:g>
              </table:table-cell>
              <table:table-cell office:value-type="float" office:value="3087">
                <text:p>3087</text:p>
                <draw:g>
                  <svg:desc>100IterAll.G5:100IterAll.G11</svg:desc>
                </draw:g>
              </table:table-cell>
            </table:table-row>
            <table:table-row>
              <table:table-cell office:value-type="string">
                <text:p>Dijkstra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Bidirectional</text:p>
              </table:table-cell>
              <table:table-cell office:value-type="float" office:value="3251">
                <text:p>3251</text:p>
              </table:table-cell>
            </table:table-row>
            <table:table-row>
              <table:table-cell office:value-type="string">
                <text:p>Non-Bidirectional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string">
                <text:p>Pool of Two</text:p>
              </table:table-cell>
              <table:table-cell office:value-type="float" office:value="1995">
                <text:p>1995</text:p>
              </table:table-cell>
            </table:table-row>
            <table:table-row>
              <table:table-cell office:value-type="string">
                <text:p>Pool of Three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ALL</text:p>
              </table:table-cell>
              <table:table-cell office:value-type="float" office:value="3509">
                <text:p>350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2cm" svg:height="8.997cm" xlink:href=".." xlink:type="simple" chart:class="chart:bar" chart:style-name="ch1">
        <chart:legend chart:legend-position="end" svg:x="13.322cm" svg:y="4.199cm" style:legend-expansion="high" chart:style-name="ch2"/>
        <chart:plot-area chart:style-name="ch3" table:cell-range-address="100IterAll.A3:100IterAll.B11" chart:data-source-has-labels="both" svg:x="0.319cm" svg:y="0.179cm" svg:width="12.684cm" svg:height="8.639cm">
          <chartooo:coordinate-region svg:x="3.163cm" svg:y="0.179cm" svg:width="9.56cm" svg:height="7.992cm"/>
          <chart:axis chart:dimension="x" chart:name="primary-x" chart:style-name="ch4" chartooo:axis-type="auto">
            <chartooo:date-scale/>
            <chart:categories table:cell-range-address="100IterAll.A5:100IterAll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100IterAll.B5:100IterAll.B11" chart:label-cell-address="100IterAll.B3:100IterAll.B4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mins)</text:p>
                <text:list>
                  <text:list-item>
                    <text:p>Time (mins)</text:p>
                  </text:list-item>
                  <text:list-item>
                    <text:p/>
                  </text:list-item>
                </text:list>
                <draw:g>
                  <svg:desc>100IterAll.B3:100IterAll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star</text:p>
                <draw:g>
                  <svg:desc>100IterAll.A5:100IterAll.A11</svg:desc>
                </draw:g>
              </table:table-cell>
              <table:table-cell office:value-type="float" office:value="419">
                <text:p>419</text:p>
                <draw:g>
                  <svg:desc>100IterAll.B5:100IterAll.B11</svg:desc>
                </draw:g>
              </table:table-cell>
            </table:table-row>
            <table:table-row>
              <table:table-cell office:value-type="string">
                <text:p>Dijkstra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Bidirectional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Non-Bidirectional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Pool of Two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Pool of Three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ALL</text:p>
              </table:table-cell>
              <table:table-cell office:value-type="float" office:value="419">
                <text:p>41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413cm" svg:y="4.201cm" style:legend-expansion="high" chart:style-name="ch2"/>
        <chart:plot-area chart:style-name="ch3" table:cell-range-address="100IterAll.A3:100IterAll.A11 100IterAll.C3:100IterAll.C11" chart:data-source-has-labels="both" svg:x="0.285cm" svg:y="0.18cm" svg:width="11.773cm" svg:height="8.639cm">
          <chartooo:coordinate-region svg:x="3.129cm" svg:y="0.18cm" svg:width="8.372cm" svg:height="7.992cm"/>
          <chart:axis chart:dimension="x" chart:name="primary-x" chart:style-name="ch4" chartooo:axis-type="auto">
            <chartooo:date-scale/>
            <chart:categories table:cell-range-address="100IterAll.A5:100IterAll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100IterAll.C5:100IterAll.C11" chart:label-cell-address="100IterAll.C3:100IterAll.C4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tance (metres)</text:p>
                <text:list>
                  <text:list-item>
                    <text:p>Distance (metres)</text:p>
                  </text:list-item>
                  <text:list-item>
                    <text:p/>
                  </text:list-item>
                </text:list>
                <draw:g>
                  <svg:desc>100IterAll.C3:100IterAll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star</text:p>
                <draw:g>
                  <svg:desc>100IterAll.A5:100IterAll.A11</svg:desc>
                </draw:g>
              </table:table-cell>
              <table:table-cell office:value-type="float" office:value="327025.939">
                <text:p>327025.939</text:p>
                <draw:g>
                  <svg:desc>100IterAll.C5:100IterAll.C11</svg:desc>
                </draw:g>
              </table:table-cell>
            </table:table-row>
            <table:table-row>
              <table:table-cell office:value-type="string">
                <text:p>Dijkstra</text:p>
              </table:table-cell>
              <table:table-cell office:value-type="float" office:value="327025.939">
                <text:p>327025.939</text:p>
              </table:table-cell>
            </table:table-row>
            <table:table-row>
              <table:table-cell office:value-type="string">
                <text:p>Bidirectional</text:p>
              </table:table-cell>
              <table:table-cell office:value-type="float" office:value="327025.939">
                <text:p>327025.939</text:p>
              </table:table-cell>
            </table:table-row>
            <table:table-row>
              <table:table-cell office:value-type="string">
                <text:p>Non-Bidirectional</text:p>
              </table:table-cell>
              <table:table-cell office:value-type="float" office:value="327025.939">
                <text:p>327025.939</text:p>
              </table:table-cell>
            </table:table-row>
            <table:table-row>
              <table:table-cell office:value-type="string">
                <text:p>Pool of Two</text:p>
              </table:table-cell>
              <table:table-cell office:value-type="float" office:value="327025.939">
                <text:p>327025.939</text:p>
              </table:table-cell>
            </table:table-row>
            <table:table-row>
              <table:table-cell office:value-type="string">
                <text:p>Pool of Three</text:p>
              </table:table-cell>
              <table:table-cell office:value-type="float" office:value="327025.939">
                <text:p>327025.939</text:p>
              </table:table-cell>
            </table:table-row>
            <table:table-row>
              <table:table-cell office:value-type="string">
                <text:p>ALL</text:p>
              </table:table-cell>
              <table:table-cell office:value-type="float" office:value="327025.939">
                <text:p>327025.93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7cm" svg:height="8.981cm" xlink:href=".." xlink:type="simple" chart:class="chart:bar" chart:style-name="ch1">
        <chart:legend chart:legend-position="end" svg:x="13.327cm" svg:y="4.191cm" style:legend-expansion="high" chart:style-name="ch2"/>
        <chart:plot-area chart:style-name="ch3" table:cell-range-address="Each100Iter.A4:Each100Iter.B10 Each100Iter.B2:Each100Iter.B3" chart:data-source-has-labels="both" svg:x="0.319cm" svg:y="0.179cm" svg:width="12.689cm" svg:height="8.623cm">
          <chartooo:coordinate-region svg:x="3.163cm" svg:y="0.179cm" svg:width="9.565cm" svg:height="7.976cm"/>
          <chart:axis chart:dimension="x" chart:name="primary-x" chart:style-name="ch4" chartooo:axis-type="auto">
            <chartooo:date-scale/>
            <chart:categories table:cell-range-address="Each100Iter.A4:Each100Iter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ach100Iter.B4:Each100Iter.B10" chart:label-cell-address="Each100Iter.B2:Each100Iter.B3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mins)</text:p>
                <text:list>
                  <text:list-item>
                    <text:p>Time (mins)</text:p>
                  </text:list-item>
                  <text:list-item>
                    <text:p/>
                  </text:list-item>
                </text:list>
                <draw:g>
                  <svg:desc>Each100Iter.B2:Each100Iter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star</text:p>
                <draw:g>
                  <svg:desc>Each100Iter.A4:Each100Iter.A10</svg:desc>
                </draw:g>
              </table:table-cell>
              <table:table-cell office:value-type="float" office:value="419">
                <text:p>419</text:p>
                <draw:g>
                  <svg:desc>Each100Iter.B4:Each100Iter.B10</svg:desc>
                </draw:g>
              </table:table-cell>
            </table:table-row>
            <table:table-row>
              <table:table-cell office:value-type="string">
                <text:p>Dijkstra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Bidirectional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Non-Bidirectional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Pool of Two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Pool of Three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ALL</text:p>
              </table:table-cell>
              <table:table-cell office:value-type="float" office:value="419">
                <text:p>41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